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 style:font-pitch="variable"/>
    <style:font-face style:name="NotoColorEmoji1" svg:font-family="NotoColorEmoji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46bdc6"/>
    </style:style>
    <style:style style:name="gr3" style:family="graphic" style:parent-style-name="standard">
      <style:graphic-properties draw:stroke="solid" svg:stroke-width="0.02cm" svg:stroke-color="#46bdc6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33cm" fo:min-width="0.1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0.9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46bdc6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.79999995231628pt" style:font-size-asian="3.79999995231628pt" style:font-size-complex="3.79999995231628pt"/>
    </style:style>
    <style:style style:name="P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7" style:family="paragraph">
      <loext:graphic-properties draw:fill="none"/>
      <style:paragraph-properties fo:text-align="start"/>
      <style:text-properties fo:font-size="4.59999990463257pt" style:font-size-asian="4.59999990463257pt" style:font-size-complex="4.59999990463257pt"/>
    </style:style>
    <style:style style:name="T1" style:family="text">
      <style:text-properties fo:color="#000000" loext:opacity="100%" style:font-name="Arial1" fo:font-size="3.79999995231628pt" fo:font-weight="normal" style:font-name-asian="Arial1" style:font-size-asian="3.79999995231628pt" style:font-weight-asian="normal" style:font-name-complex="Arial1" style:font-size-complex="3.79999995231628pt" style:font-weight-complex="normal"/>
    </style:style>
    <style:style style:name="T2" style:family="text">
      <style:text-properties fo:color="#000000" loext:opacity="100%" style:font-name="Arial1" fo:font-size="4.59999990463257pt" fo:font-weight="bold" style:font-name-asian="Arial1" style:font-size-asian="4.59999990463257pt" style:font-weight-asian="bold" style:font-name-complex="Arial1" style:font-size-complex="4.59999990463257pt" style:font-weight-complex="bold"/>
    </style:style>
    <style:style style:name="T3" style:family="text">
      <style:text-properties fo:color="#000000" loext:opacity="100%" style:font-name="Calibri" fo:font-size="3.79999995231628pt" fo:font-weight="bold" style:font-name-asian="Calibri" style:font-size-asian="3.79999995231628pt" style:font-weight-asian="bold" style:font-name-complex="Calibri" style:font-size-complex="3.79999995231628pt" style:font-weight-complex="bold"/>
    </style:style>
    <style:style style:name="T4" style:family="text">
      <style:text-properties fo:color="#000000" loext:opacity="100%" style:font-name="Calibri" fo:font-size="3.79999995231628pt" fo:font-weight="normal" style:font-name-asian="Calibri" style:font-size-asian="3.79999995231628pt" style:font-weight-asian="normal" style:font-name-complex="Calibri" style:font-size-complex="3.79999995231628pt" style:font-weight-complex="normal"/>
    </style:style>
    <style:style style:name="T5" style:family="text">
      <style:text-properties fo:color="#000000" loext:opacity="100%" style:font-name="NotoColorEmoji1" fo:font-size="3.79999995231628pt" fo:font-weight="bold" style:font-name-asian="NotoColorEmoji1" style:font-size-asian="3.79999995231628pt" style:font-weight-asian="bold" style:font-name-complex="NotoColorEmoji1" style:font-size-complex="3.79999995231628pt" style:font-weight-complex="bold"/>
    </style:style>
    <style:style style:name="T6" style:family="text">
      <style:text-properties fo:color="#ea9999" loext:opacity="100%" style:font-name="Calibri" fo:font-size="3.79999995231628pt" fo:font-weight="normal" style:font-name-asian="Calibri" style:font-size-asian="3.79999995231628pt" style:font-weight-asian="normal" style:font-name-complex="Calibri" style:font-size-complex="3.799999952316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444cm" svg:height="2.168cm" svg:x="0.635cm" svg:y="7.119cm" svg:viewBox="0 0 28445 2169" draw:points="0,0 28445,0 28445,2169 0,2169">
          <text:p/>
        </draw:polygon>
        <draw:polygon draw:style-name="gr1" draw:text-style-name="P1" draw:layer="layout" svg:width="1.042cm" svg:height="4.594cm" svg:x="0.635cm" svg:y="9.287cm" svg:viewBox="0 0 1043 4595" draw:points="0,0 1043,0 1043,4595 0,4595">
          <text:p/>
        </draw:polygon>
        <draw:polygon draw:style-name="gr1" draw:text-style-name="P1" draw:layer="layout" svg:width="4.244cm" svg:height="0.237cm" svg:x="24.835cm" svg:y="9.287cm" svg:viewBox="0 0 4245 238" draw:points="0,0 4245,0 4245,238 0,238">
          <text:p/>
        </draw:polygon>
        <draw:polygon draw:style-name="gr1" draw:text-style-name="P1" draw:layer="layout" svg:width="27.402cm" svg:height="2.426cm" svg:x="1.677cm" svg:y="9.524cm" svg:viewBox="0 0 27403 2427" draw:points="0,0 27403,0 27403,2427 0,2427">
          <text:p/>
        </draw:polygon>
        <draw:polygon draw:style-name="gr1" draw:text-style-name="P1" draw:layer="layout" svg:width="27.402cm" svg:height="1.693cm" svg:x="1.677cm" svg:y="12.188cm" svg:viewBox="0 0 27403 1694" draw:points="0,0 27403,0 27403,1694 0,1694">
          <text:p/>
        </draw:polygon>
        <draw:polygon draw:style-name="gr2" draw:text-style-name="P2" draw:layer="layout" svg:width="23.168cm" svg:height="0.248cm" svg:x="1.667cm" svg:y="9.276cm" svg:viewBox="0 0 23169 249" draw:points="0,0 23169,0 23169,249 0,249">
          <text:p/>
        </draw:polygon>
        <draw:polygon draw:style-name="gr2" draw:text-style-name="P2" draw:layer="layout" svg:width="27.412cm" svg:height="0.248cm" svg:x="1.667cm" svg:y="11.94cm" svg:viewBox="0 0 27413 249" draw:points="0,0 27413,0 27413,249 0,249">
          <text:p/>
        </draw:polygon>
        <draw:path draw:style-name="gr3" draw:text-style-name="P3" draw:layer="layout" svg:width="21.082cm" svg:height="1.755cm" svg:x="1.657cm" svg:y="7.315cm" svg:viewBox="0 0 21083 1756" svg:d="M10 0v1756M0 10h21083M0 1746h21083M21073 0v1756">
          <text:p/>
        </draw:path>
        <draw:path draw:style-name="gr4" draw:text-style-name="P3" draw:layer="layout" svg:width="27.412cm" svg:height="4.605cm" svg:x="1.667cm" svg:y="9.276cm" svg:viewBox="0 0 27413 4606" svg:d="M5 0v2459M5 2665v1941M2111 0v2459M2111 2665v1941M5993 0v2459M5993 2665v1941M9173 0v2459M9173 2665v1941M13005 0v2459M13005 2665v1941M16866 0v2459M16866 2665v1941M18962 0v2459M18962 2665v1941M21068 0v2459M21068 2665v1941M0 6h23169M0 243h23169M0 2453h23169M23164 0v2459M23164 2665v1941M25322 2665v1941M26365 2665v1941M0 2670h27413M0 2908h27413M0 4601h27413M27408 2665v1941">
          <text:p/>
        </draw:path>
        <draw:frame draw:style-name="gr5" draw:text-style-name="P5" draw:layer="layout" svg:width="1.755cm" svg:height="0.154cm" svg:x="1.709cm" svg:y="7.96cm">
          <draw:text-box>
            <text:p text:style-name="P4"><text:span text:style-name="T1">El objetivo de este proyecto: </text:span></text:p>
          </draw:text-box>
        </draw:frame>
        <draw:frame draw:style-name="gr5" draw:text-style-name="P5" draw:layer="layout" svg:width="10.17cm" svg:height="0.154cm" svg:x="1.709cm" svg:y="8.268cm">
          <draw:text-box>
            <text:p text:style-name="P4"><text:span text:style-name="T1">Es hora de un datathon!!!! En este caso, tendréis que crear un modelo de Machine Learning para intentar predecir la cantidad de bicis que se alquilarán en una ciudad. </text:span></text:p>
          </draw:text-box>
        </draw:frame>
        <draw:frame draw:style-name="gr6" draw:text-style-name="P6" draw:layer="layout" svg:width="0.679cm" svg:height="0.179cm" svg:x="2.524cm" svg:y="9.314cm">
          <draw:text-box>
            <text:p text:style-name="P4"><text:span text:style-name="T2">Jueves 4</text:span></text:p>
          </draw:text-box>
        </draw:frame>
        <draw:frame draw:style-name="gr6" draw:text-style-name="P6" draw:layer="layout" svg:width="0.717cm" svg:height="0.179cm" svg:x="5.519cm" svg:y="9.314cm">
          <draw:text-box>
            <text:p text:style-name="P4"><text:span text:style-name="T2">Viernes 5</text:span></text:p>
          </draw:text-box>
        </draw:frame>
        <draw:frame draw:style-name="gr6" draw:text-style-name="P6" draw:layer="layout" svg:width="0.607cm" svg:height="0.179cm" svg:x="9.05cm" svg:y="9.314cm">
          <draw:text-box>
            <text:p text:style-name="P4"><text:span text:style-name="T2">Lunes 8</text:span></text:p>
          </draw:text-box>
        </draw:frame>
        <draw:frame draw:style-name="gr6" draw:text-style-name="P6" draw:layer="layout" svg:width="0.658cm" svg:height="0.179cm" svg:x="12.56cm" svg:y="9.314cm">
          <draw:text-box>
            <text:p text:style-name="P4"><text:span text:style-name="T2">Martes 9</text:span></text:p>
          </draw:text-box>
        </draw:frame>
        <draw:frame draw:style-name="gr6" draw:text-style-name="P6" draw:layer="layout" svg:width="0.971cm" svg:height="0.179cm" svg:x="16.401cm" svg:y="9.314cm">
          <draw:text-box>
            <text:p text:style-name="P4"><text:span text:style-name="T2">Miercoles 10</text:span></text:p>
          </draw:text-box>
        </draw:frame>
        <draw:frame draw:style-name="gr6" draw:text-style-name="P6" draw:layer="layout" svg:width="0.768cm" svg:height="0.179cm" svg:x="19.384cm" svg:y="9.314cm">
          <draw:text-box>
            <text:p text:style-name="P4"><text:span text:style-name="T2">Jueves 11</text:span></text:p>
          </draw:text-box>
        </draw:frame>
        <draw:frame draw:style-name="gr6" draw:text-style-name="P6" draw:layer="layout" svg:width="0.806cm" svg:height="0.179cm" svg:x="21.48cm" svg:y="9.314cm">
          <draw:text-box>
            <text:p text:style-name="P4"><text:span text:style-name="T2">Viernes 12</text:span></text:p>
          </draw:text-box>
        </draw:frame>
        <draw:frame draw:style-name="gr7" draw:text-style-name="P7" draw:layer="layout" svg:width="0.984cm" svg:height="0.179cm" svg:x="23.35cm" svg:y="9.35cm">
          <draw:text-box>
            <text:p text:style-name="P4"><text:span text:style-name="T2">Martes 16</text:span></text:p>
          </draw:text-box>
        </draw:frame>
        <draw:frame draw:style-name="gr5" draw:text-style-name="P5" draw:layer="layout" svg:width="1.039cm" svg:height="0.137cm" svg:x="1.709cm" svg:y="10.07cm">
          <draw:text-box>
            <text:p text:style-name="P4"><text:span text:style-name="T3">SPRINT PLANNING</text:span></text:p>
          </draw:text-box>
        </draw:frame>
        <draw:frame draw:style-name="gr5" draw:text-style-name="P5" draw:layer="layout" svg:width="1.839cm" svg:height="0.137cm" svg:x="1.709cm" svg:y="10.398cm">
          <draw:text-box>
            <text:p text:style-name="P4"><text:span text:style-name="T4">- Definir working agreements del </text:span></text:p>
          </draw:text-box>
        </draw:frame>
        <draw:frame draw:style-name="gr5" draw:text-style-name="P5" draw:layer="layout" svg:width="1.141cm" svg:height="0.137cm" svg:x="1.709cm" svg:y="10.562cm">
          <draw:text-box>
            <text:p text:style-name="P4"><text:span text:style-name="T4">equipo de desarrollo</text:span></text:p>
          </draw:text-box>
        </draw:frame>
        <draw:frame draw:style-name="gr5" draw:text-style-name="P5" draw:layer="layout" svg:width="1.848cm" svg:height="0.137cm" svg:x="1.709cm" svg:y="10.89cm">
          <draw:text-box>
            <text:p text:style-name="P4"><text:span text:style-name="T4">- Crear el tablero del Proyecto en </text:span></text:p>
          </draw:text-box>
        </draw:frame>
        <draw:frame draw:style-name="gr5" draw:text-style-name="P5" draw:layer="layout" svg:width="0.391cm" svg:height="0.137cm" svg:x="1.709cm" svg:y="11.054cm">
          <draw:text-box>
            <text:p text:style-name="P4"><text:span text:style-name="T4">GitHub</text:span></text:p>
          </draw:text-box>
        </draw:frame>
        <draw:frame draw:style-name="gr5" draw:text-style-name="P5" draw:layer="layout" svg:width="1.772cm" svg:height="0.137cm" svg:x="3.815cm" svg:y="9.978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3.815cm" svg:y="10.329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3.886cm" svg:y="10.305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4.054cm" svg:y="10.329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5.298cm" svg:y="10.305cm">
          <draw:text-box>
            <text:p text:style-name="P4"><text:span text:style-name="T5">⌛</text:span></text:p>
          </draw:text-box>
        </draw:frame>
        <draw:frame draw:style-name="gr5" draw:text-style-name="P5" draw:layer="layout" svg:width="3.749cm" svg:height="0.137cm" svg:x="3.815cm" svg:y="10.657cm">
          <draw:text-box>
            <text:p text:style-name="P4"><text:span text:style-name="T3">- Conocer el dataset, ¿qué datos tenemos? ¿de que tipo es nuestra </text:span></text:p>
          </draw:text-box>
        </draw:frame>
        <draw:frame draw:style-name="gr5" draw:text-style-name="P5" draw:layer="layout" svg:width="3.71cm" svg:height="0.137cm" svg:x="3.815cm" svg:y="10.821cm">
          <draw:text-box>
            <text:p text:style-name="P4"><text:span text:style-name="T3">variable <text:s/>respuesta? ¿Qué significan cada una de las variables que </text:span></text:p>
          </draw:text-box>
        </draw:frame>
        <draw:frame draw:style-name="gr5" draw:text-style-name="P5" draw:layer="layout" svg:width="1.31cm" svg:height="0.137cm" svg:x="3.815cm" svg:y="10.984cm">
          <draw:text-box>
            <text:p text:style-name="P4"><text:span text:style-name="T3">tenemos en el dataset?</text:span></text:p>
          </draw:text-box>
        </draw:frame>
        <draw:frame draw:style-name="gr5" draw:text-style-name="P5" draw:layer="layout" svg:width="3.084cm" svg:height="0.137cm" svg:x="7.697cm" svg:y="9.657cm">
          <draw:text-box>
            <text:p text:style-name="P4"><text:span text:style-name="T3">TRABAJAMOS EN EL PROYECTO: Una vez que sepamos </text:span></text:p>
          </draw:text-box>
        </draw:frame>
        <draw:frame draw:style-name="gr5" draw:text-style-name="P5" draw:layer="layout" svg:width="3.088cm" svg:height="0.137cm" svg:x="7.697cm" svg:y="9.821cm">
          <draw:text-box>
            <text:p text:style-name="P4"><text:span text:style-name="T3">que información tenemos contenida en nuestros datos </text:span></text:p>
          </draw:text-box>
        </draw:frame>
        <draw:frame draw:style-name="gr5" draw:text-style-name="P5" draw:layer="layout" svg:width="2.148cm" svg:height="0.137cm" svg:x="7.697cm" svg:y="9.985cm">
          <draw:text-box>
            <text:p text:style-name="P4"><text:span text:style-name="T3">(realizado el día anterior) deberemos: </text:span></text:p>
          </draw:text-box>
        </draw:frame>
        <draw:frame draw:style-name="gr5" draw:text-style-name="P5" draw:layer="layout" svg:width="0.133cm" svg:height="0.137cm" svg:x="7.697cm" svg:y="10.337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7.768cm" svg:y="10.31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7.936cm" svg:y="10.337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9.18cm" svg:y="10.31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8cm" svg:height="0.137cm" svg:x="7.697cm" svg:y="10.664cm">
          <draw:text-box>
            <text:p text:style-name="P4"><text:span text:style-name="T3">- Exploración de los datos (EDA)</text:span></text:p>
          </draw:text-box>
        </draw:frame>
        <draw:frame draw:style-name="gr5" draw:text-style-name="P5" draw:layer="layout" svg:width="2.855cm" svg:height="0.137cm" svg:x="7.697cm" svg:y="10.992cm">
          <draw:text-box>
            <text:p text:style-name="P4"><text:span text:style-name="T3">- Gráficas de exploración, relación enytre variables </text:span></text:p>
          </draw:text-box>
        </draw:frame>
        <draw:frame draw:style-name="gr5" draw:text-style-name="P5" draw:layer="layout" svg:width="1.924cm" svg:height="0.137cm" svg:x="7.697cm" svg:y="11.156cm">
          <draw:text-box>
            <text:p text:style-name="P4"><text:span text:style-name="T3">predictoras y la variable respuesta</text:span></text:p>
          </draw:text-box>
        </draw:frame>
        <draw:frame draw:style-name="gr5" draw:text-style-name="P5" draw:layer="layout" svg:width="1.772cm" svg:height="0.137cm" svg:x="10.877cm" svg:y="9.895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10.877cm" svg:y="10.247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10.948cm" svg:y="10.22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11.116cm" svg:y="10.247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12.36cm" svg:y="10.22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8cm" svg:height="0.137cm" svg:x="10.877cm" svg:y="10.738cm">
          <draw:text-box>
            <text:p text:style-name="P4"><text:span text:style-name="T3">- Exploración de los datos (EDA)</text:span></text:p>
          </draw:text-box>
        </draw:frame>
        <draw:frame draw:style-name="gr5" draw:text-style-name="P5" draw:layer="layout" svg:width="3.744cm" svg:height="0.137cm" svg:x="10.877cm" svg:y="11.066cm">
          <draw:text-box>
            <text:p text:style-name="P4"><text:span text:style-name="T3">- Gráficas de exploración, relación enytre variables predictoras y la </text:span></text:p>
          </draw:text-box>
        </draw:frame>
        <draw:frame draw:style-name="gr5" draw:text-style-name="P5" draw:layer="layout" svg:width="1.035cm" svg:height="0.137cm" svg:x="10.877cm" svg:y="11.23cm">
          <draw:text-box>
            <text:p text:style-name="P4"><text:span text:style-name="T3">variable respuesta</text:span></text:p>
          </draw:text-box>
        </draw:frame>
        <draw:frame draw:style-name="gr5" draw:text-style-name="P5" draw:layer="layout" svg:width="1.772cm" svg:height="0.137cm" svg:x="14.707cm" svg:y="9.812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14.707cm" svg:y="10.164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14.779cm" svg:y="10.14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14.946cm" svg:y="10.164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16.191cm" svg:y="10.14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8cm" svg:height="0.137cm" svg:x="14.707cm" svg:y="10.819cm">
          <draw:text-box>
            <text:p text:style-name="P4"><text:span text:style-name="T3">- Exploración de los datos (EDA)</text:span></text:p>
          </draw:text-box>
        </draw:frame>
        <draw:frame draw:style-name="gr5" draw:text-style-name="P5" draw:layer="layout" svg:width="3.744cm" svg:height="0.137cm" svg:x="14.707cm" svg:y="11.147cm">
          <draw:text-box>
            <text:p text:style-name="P4"><text:span text:style-name="T3">- Gráficas de exploración, relación enytre variables predictoras y la </text:span></text:p>
          </draw:text-box>
        </draw:frame>
        <draw:frame draw:style-name="gr5" draw:text-style-name="P5" draw:layer="layout" svg:width="1.035cm" svg:height="0.137cm" svg:x="14.707cm" svg:y="11.311cm">
          <draw:text-box>
            <text:p text:style-name="P4"><text:span text:style-name="T3">variable respuesta</text:span></text:p>
          </draw:text-box>
        </draw:frame>
        <draw:frame draw:style-name="gr5" draw:text-style-name="P5" draw:layer="layout" svg:width="1.772cm" svg:height="0.137cm" svg:x="18.569cm" svg:y="9.575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18.569cm" svg:y="9.926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18.64cm" svg:y="9.90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18.807cm" svg:y="9.926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20.052cm" svg:y="9.90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8cm" svg:height="0.137cm" svg:x="18.569cm" svg:y="10.582cm">
          <draw:text-box>
            <text:p text:style-name="P4"><text:span text:style-name="T3">- Exploración de los datos (EDA)</text:span></text:p>
          </draw:text-box>
        </draw:frame>
        <draw:frame draw:style-name="gr5" draw:text-style-name="P5" draw:layer="layout" svg:width="1.924cm" svg:height="0.137cm" svg:x="18.569cm" svg:y="10.909cm">
          <draw:text-box>
            <text:p text:style-name="P4"><text:span text:style-name="T3">- Gráficas de exploración, relación </text:span></text:p>
          </draw:text-box>
        </draw:frame>
        <draw:frame draw:style-name="gr5" draw:text-style-name="P5" draw:layer="layout" svg:width="1.822cm" svg:height="0.137cm" svg:x="18.569cm" svg:y="11.073cm">
          <draw:text-box>
            <text:p text:style-name="P4"><text:span text:style-name="T3">enytre variables predictoras y la </text:span></text:p>
          </draw:text-box>
        </draw:frame>
        <draw:frame draw:style-name="gr5" draw:text-style-name="P5" draw:layer="layout" svg:width="1.035cm" svg:height="0.137cm" svg:x="18.569cm" svg:y="11.237cm">
          <draw:text-box>
            <text:p text:style-name="P4"><text:span text:style-name="T3">variable respuesta</text:span></text:p>
          </draw:text-box>
        </draw:frame>
        <draw:frame draw:style-name="gr5" draw:text-style-name="P5" draw:layer="layout" svg:width="1.276cm" svg:height="0.137cm" svg:x="18.569cm" svg:y="11.565cm">
          <draw:text-box>
            <text:p text:style-name="P4"><text:span text:style-name="T3">- Limpieza de los datos</text:span></text:p>
          </draw:text-box>
        </draw:frame>
        <draw:frame draw:style-name="gr5" draw:text-style-name="P5" draw:layer="layout" svg:width="1.772cm" svg:height="0.137cm" svg:x="20.665cm" svg:y="9.575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20.665cm" svg:y="9.926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20.736cm" svg:y="9.90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20.903cm" svg:y="9.926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22.148cm" svg:y="9.90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8cm" svg:height="0.137cm" svg:x="20.665cm" svg:y="10.582cm">
          <draw:text-box>
            <text:p text:style-name="P4"><text:span text:style-name="T3">- Exploración de los datos (EDA)</text:span></text:p>
          </draw:text-box>
        </draw:frame>
        <draw:frame draw:style-name="gr5" draw:text-style-name="P5" draw:layer="layout" svg:width="1.924cm" svg:height="0.137cm" svg:x="20.665cm" svg:y="10.909cm">
          <draw:text-box>
            <text:p text:style-name="P4"><text:span text:style-name="T3">- Gráficas de exploración, relación </text:span></text:p>
          </draw:text-box>
        </draw:frame>
        <draw:frame draw:style-name="gr5" draw:text-style-name="P5" draw:layer="layout" svg:width="1.822cm" svg:height="0.137cm" svg:x="20.665cm" svg:y="11.073cm">
          <draw:text-box>
            <text:p text:style-name="P4"><text:span text:style-name="T3">enytre variables predictoras y la </text:span></text:p>
          </draw:text-box>
        </draw:frame>
        <draw:frame draw:style-name="gr5" draw:text-style-name="P5" draw:layer="layout" svg:width="1.035cm" svg:height="0.137cm" svg:x="20.665cm" svg:y="11.237cm">
          <draw:text-box>
            <text:p text:style-name="P4"><text:span text:style-name="T3">variable respuesta</text:span></text:p>
          </draw:text-box>
        </draw:frame>
        <draw:frame draw:style-name="gr5" draw:text-style-name="P5" draw:layer="layout" svg:width="1.276cm" svg:height="0.137cm" svg:x="20.665cm" svg:y="11.565cm">
          <draw:text-box>
            <text:p text:style-name="P4"><text:span text:style-name="T3">- Limpieza de los datos</text:span></text:p>
          </draw:text-box>
        </draw:frame>
        <draw:frame draw:style-name="gr5" draw:text-style-name="P5" draw:layer="layout" svg:width="1.403cm" svg:height="0.137cm" svg:x="22.771cm" svg:y="9.833cm">
          <draw:text-box>
            <text:p text:style-name="P4"><text:span text:style-name="T3">SPRINT REVIEW Y RETRO</text:span></text:p>
          </draw:text-box>
        </draw:frame>
        <draw:frame draw:style-name="gr5" draw:text-style-name="P5" draw:layer="layout" svg:width="1.877cm" svg:height="0.137cm" svg:x="22.771cm" svg:y="10.161cm">
          <draw:text-box>
            <text:p text:style-name="P4"><text:span text:style-name="T4">- </text:span><text:span text:style-name="T3">Sprint Review: </text:span><text:span text:style-name="T4">5 min. ¿qué es lo </text:span></text:p>
          </draw:text-box>
        </draw:frame>
        <draw:frame draw:style-name="gr5" draw:text-style-name="P5" draw:layer="layout" svg:width="1.915cm" svg:height="0.137cm" svg:x="22.771cm" svg:y="10.325cm">
          <draw:text-box>
            <text:p text:style-name="P4"><text:span text:style-name="T4">que hemos hecho? ¿qué es lo que </text:span></text:p>
          </draw:text-box>
        </draw:frame>
        <draw:frame draw:style-name="gr5" draw:text-style-name="P5" draw:layer="layout" svg:width="1.759cm" svg:height="0.137cm" svg:x="22.771cm" svg:y="10.488cm">
          <draw:text-box>
            <text:p text:style-name="P4"><text:span text:style-name="T4">vamos a hacer? ¿Hemos tenido </text:span></text:p>
          </draw:text-box>
        </draw:frame>
        <draw:frame draw:style-name="gr5" draw:text-style-name="P5" draw:layer="layout" svg:width="0.853cm" svg:height="0.137cm" svg:x="22.771cm" svg:y="10.652cm">
          <draw:text-box>
            <text:p text:style-name="P4"><text:span text:style-name="T4">algun bloqueo?</text:span></text:p>
          </draw:text-box>
        </draw:frame>
        <draw:frame draw:style-name="gr5" draw:text-style-name="P5" draw:layer="layout" svg:width="1.746cm" svg:height="0.137cm" svg:x="22.771cm" svg:y="10.98cm">
          <draw:text-box>
            <text:p text:style-name="P4"><text:span text:style-name="T3">- Retro: </text:span><text:span text:style-name="T4">una cosa a destacar y a </text:span></text:p>
          </draw:text-box>
        </draw:frame>
        <draw:frame draw:style-name="gr5" draw:text-style-name="P5" draw:layer="layout" svg:width="1.513cm" svg:height="0.137cm" svg:x="22.771cm" svg:y="11.144cm">
          <draw:text-box>
            <text:p text:style-name="P4"><text:span text:style-name="T4">mejorar de cada una de las </text:span></text:p>
          </draw:text-box>
        </draw:frame>
        <draw:frame draw:style-name="gr5" draw:text-style-name="P5" draw:layer="layout" svg:width="1.971cm" svg:height="0.137cm" svg:x="22.771cm" svg:y="11.308cm">
          <draw:text-box>
            <text:p text:style-name="P4"><text:span text:style-name="T4">compañeras y de nosotras mismas. </text:span></text:p>
          </draw:text-box>
        </draw:frame>
        <draw:frame draw:style-name="gr5" draw:text-style-name="P5" draw:layer="layout" svg:width="0.133cm" svg:height="0.137cm" svg:x="7.697cm" svg:y="11.784cm">
          <draw:text-box>
            <text:p text:style-name="P4"><text:span text:style-name="T4"><text:s/></text:span></text:p>
          </draw:text-box>
        </draw:frame>
        <draw:frame draw:style-name="gr6" draw:text-style-name="P6" draw:layer="layout" svg:width="0.971cm" svg:height="0.179cm" svg:x="2.524cm" svg:y="11.978cm">
          <draw:text-box>
            <text:p text:style-name="P4"><text:span text:style-name="T2">Miercoles 17</text:span></text:p>
          </draw:text-box>
        </draw:frame>
        <draw:frame draw:style-name="gr6" draw:text-style-name="P6" draw:layer="layout" svg:width="0.768cm" svg:height="0.179cm" svg:x="5.477cm" svg:y="11.978cm">
          <draw:text-box>
            <text:p text:style-name="P4"><text:span text:style-name="T2">Jueves 18</text:span></text:p>
          </draw:text-box>
        </draw:frame>
        <draw:frame draw:style-name="gr6" draw:text-style-name="P6" draw:layer="layout" svg:width="0.806cm" svg:height="0.179cm" svg:x="9.008cm" svg:y="11.978cm">
          <draw:text-box>
            <text:p text:style-name="P4"><text:span text:style-name="T2">Viernes 19</text:span></text:p>
          </draw:text-box>
        </draw:frame>
        <draw:frame draw:style-name="gr6" draw:text-style-name="P6" draw:layer="layout" svg:width="0.696cm" svg:height="0.179cm" svg:x="12.519cm" svg:y="11.978cm">
          <draw:text-box>
            <text:p text:style-name="P4"><text:span text:style-name="T2">Lunes 22</text:span></text:p>
          </draw:text-box>
        </draw:frame>
        <draw:frame draw:style-name="gr6" draw:text-style-name="P6" draw:layer="layout" svg:width="0.747cm" svg:height="0.179cm" svg:x="16.359cm" svg:y="11.978cm">
          <draw:text-box>
            <text:p text:style-name="P4"><text:span text:style-name="T2">Martes 23</text:span></text:p>
          </draw:text-box>
        </draw:frame>
        <draw:frame draw:style-name="gr6" draw:text-style-name="P6" draw:layer="layout" svg:width="0.971cm" svg:height="0.179cm" svg:x="19.343cm" svg:y="11.978cm">
          <draw:text-box>
            <text:p text:style-name="P4"><text:span text:style-name="T2">Miercoles 24</text:span></text:p>
          </draw:text-box>
        </draw:frame>
        <draw:frame draw:style-name="gr6" draw:text-style-name="P6" draw:layer="layout" svg:width="0.768cm" svg:height="0.179cm" svg:x="21.439cm" svg:y="11.978cm">
          <draw:text-box>
            <text:p text:style-name="P4"><text:span text:style-name="T2">Jueves 25</text:span></text:p>
          </draw:text-box>
        </draw:frame>
        <draw:frame draw:style-name="gr6" draw:text-style-name="P6" draw:layer="layout" svg:width="0.806cm" svg:height="0.179cm" svg:x="23.545cm" svg:y="11.978cm">
          <draw:text-box>
            <text:p text:style-name="P4"><text:span text:style-name="T2">Viernes 26</text:span></text:p>
          </draw:text-box>
        </draw:frame>
        <draw:frame draw:style-name="gr6" draw:text-style-name="P6" draw:layer="layout" svg:width="0.696cm" svg:height="0.179cm" svg:x="25.672cm" svg:y="11.978cm">
          <draw:text-box>
            <text:p text:style-name="P4"><text:span text:style-name="T2">Lunes 29</text:span></text:p>
          </draw:text-box>
        </draw:frame>
        <draw:frame draw:style-name="gr6" draw:text-style-name="P6" draw:layer="layout" svg:width="0.747cm" svg:height="0.179cm" svg:x="27.272cm" svg:y="11.978cm">
          <draw:text-box>
            <text:p text:style-name="P4"><text:span text:style-name="T2">Martes 30</text:span></text:p>
          </draw:text-box>
        </draw:frame>
        <draw:frame draw:style-name="gr6" draw:text-style-name="P6" draw:layer="layout" svg:width="0.561cm" svg:height="0.179cm" svg:x="28.315cm" svg:y="11.978cm">
          <draw:text-box>
            <text:p text:style-name="P4"><text:span text:style-name="T2">Mier 31</text:span></text:p>
          </draw:text-box>
        </draw:frame>
        <draw:frame draw:style-name="gr5" draw:text-style-name="P5" draw:layer="layout" svg:width="1.039cm" svg:height="0.137cm" svg:x="1.709cm" svg:y="12.559cm">
          <draw:text-box>
            <text:p text:style-name="P4"><text:span text:style-name="T3">SPRINT PLANNING</text:span></text:p>
          </draw:text-box>
        </draw:frame>
        <draw:frame draw:style-name="gr5" draw:text-style-name="P5" draw:layer="layout" svg:width="1.894cm" svg:height="0.137cm" svg:x="1.709cm" svg:y="12.886cm">
          <draw:text-box>
            <text:p text:style-name="P4"><text:span text:style-name="T3">- Revisar working agreements del </text:span></text:p>
          </draw:text-box>
        </draw:frame>
        <draw:frame draw:style-name="gr5" draw:text-style-name="P5" draw:layer="layout" svg:width="1.158cm" svg:height="0.137cm" svg:x="1.709cm" svg:y="13.05cm">
          <draw:text-box>
            <text:p text:style-name="P4"><text:span text:style-name="T3">equipo de desarrollo</text:span></text:p>
          </draw:text-box>
        </draw:frame>
        <draw:frame draw:style-name="gr5" draw:text-style-name="P5" draw:layer="layout" svg:width="1.187cm" svg:height="0.137cm" svg:x="1.709cm" svg:y="13.378cm">
          <draw:text-box>
            <text:p text:style-name="P4"><text:span text:style-name="T3">- Revisar User Stories</text:span></text:p>
          </draw:text-box>
        </draw:frame>
        <draw:frame draw:style-name="gr5" draw:text-style-name="P5" draw:layer="layout" svg:width="1.772cm" svg:height="0.137cm" svg:x="3.815cm" svg:y="12.466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3.815cm" svg:y="12.817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3.886cm" svg:y="12.793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4.054cm" svg:y="12.817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5.298cm" svg:y="12.793cm">
          <draw:text-box>
            <text:p text:style-name="P4"><text:span text:style-name="T5">⌛</text:span></text:p>
          </draw:text-box>
        </draw:frame>
        <draw:frame draw:style-name="gr5" draw:text-style-name="P5" draw:layer="layout" svg:width="2.766cm" svg:height="0.137cm" svg:x="3.815cm" svg:y="13.309cm">
          <draw:text-box>
            <text:p text:style-name="P4"><text:span text:style-name="T3">- Exploración de las asunciones de nuestros datos</text:span></text:p>
          </draw:text-box>
        </draw:frame>
        <draw:frame draw:style-name="gr5" draw:text-style-name="P5" draw:layer="layout" svg:width="1.772cm" svg:height="0.137cm" svg:x="7.697cm" svg:y="12.631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7.697cm" svg:y="12.983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7.768cm" svg:y="12.959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7.936cm" svg:y="12.983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9.18cm" svg:y="12.959cm">
          <draw:text-box>
            <text:p text:style-name="P4"><text:span text:style-name="T5">⌛</text:span></text:p>
          </draw:text-box>
        </draw:frame>
        <draw:frame draw:style-name="gr5" draw:text-style-name="P5" draw:layer="layout" svg:width="1.717cm" svg:height="0.137cm" svg:x="7.697cm" svg:y="13.31cm">
          <draw:text-box>
            <text:p text:style-name="P4"><text:span text:style-name="T3">- Hacer nuestro primer ANOVA</text:span></text:p>
          </draw:text-box>
        </draw:frame>
        <draw:frame draw:style-name="gr5" draw:text-style-name="P5" draw:layer="layout" svg:width="2.373cm" svg:height="0.137cm" svg:x="10.877cm" svg:y="12.889cm">
          <draw:text-box>
            <text:p text:style-name="P4"><text:span text:style-name="T6">Día de Evaluacion no <text:s/>hay hora de proyecto</text:span></text:p>
          </draw:text-box>
        </draw:frame>
        <draw:frame draw:style-name="gr5" draw:text-style-name="P5" draw:layer="layout" svg:width="1.772cm" svg:height="0.137cm" svg:x="14.707cm" svg:y="12.548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14.707cm" svg:y="12.9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14.779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14.946cm" svg:y="12.9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16.191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3.613cm" svg:height="0.137cm" svg:x="14.707cm" svg:y="13.228cm">
          <draw:text-box>
            <text:p text:style-name="P4"><text:span text:style-name="T3">- Encoding de las variables categóricas. Las variables categóricas </text:span></text:p>
          </draw:text-box>
        </draw:frame>
        <draw:frame draw:style-name="gr5" draw:text-style-name="P5" draw:layer="layout" svg:width="0.997cm" svg:height="0.137cm" svg:x="14.707cm" svg:y="13.391cm">
          <draw:text-box>
            <text:p text:style-name="P4"><text:span text:style-name="T3">tienen orden o no</text:span></text:p>
          </draw:text-box>
        </draw:frame>
        <draw:frame draw:style-name="gr5" draw:text-style-name="P5" draw:layer="layout" svg:width="1.772cm" svg:height="0.137cm" svg:x="18.569cm" svg:y="12.548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18.569cm" svg:y="12.9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18.64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18.807cm" svg:y="12.9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20.052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1.882cm" svg:height="0.137cm" svg:x="18.569cm" svg:y="13.228cm">
          <draw:text-box>
            <text:p text:style-name="P4"><text:span text:style-name="T4">- Creación del primero modelo de </text:span></text:p>
          </draw:text-box>
        </draw:frame>
        <draw:frame draw:style-name="gr5" draw:text-style-name="P5" draw:layer="layout" svg:width="0.895cm" svg:height="0.137cm" svg:x="18.569cm" svg:y="13.391cm">
          <draw:text-box>
            <text:p text:style-name="P4"><text:span text:style-name="T4">Regresión Lineal</text:span></text:p>
          </draw:text-box>
        </draw:frame>
        <draw:frame draw:style-name="gr5" draw:text-style-name="P5" draw:layer="layout" svg:width="1.403cm" svg:height="0.137cm" svg:x="20.665cm" svg:y="12.239cm">
          <draw:text-box>
            <text:p text:style-name="P4"><text:span text:style-name="T3">SPRINT REVIEW Y RETRO</text:span></text:p>
          </draw:text-box>
        </draw:frame>
        <draw:frame draw:style-name="gr5" draw:text-style-name="P5" draw:layer="layout" svg:width="1.877cm" svg:height="0.137cm" svg:x="20.665cm" svg:y="12.566cm">
          <draw:text-box>
            <text:p text:style-name="P4"><text:span text:style-name="T4">- </text:span><text:span text:style-name="T3">Sprint Review: </text:span><text:span text:style-name="T4">5 min. ¿qué es lo </text:span></text:p>
          </draw:text-box>
        </draw:frame>
        <draw:frame draw:style-name="gr5" draw:text-style-name="P5" draw:layer="layout" svg:width="1.915cm" svg:height="0.137cm" svg:x="20.665cm" svg:y="12.73cm">
          <draw:text-box>
            <text:p text:style-name="P4"><text:span text:style-name="T4">que hemos hecho? ¿qué es lo que </text:span></text:p>
          </draw:text-box>
        </draw:frame>
        <draw:frame draw:style-name="gr5" draw:text-style-name="P5" draw:layer="layout" svg:width="1.759cm" svg:height="0.137cm" svg:x="20.665cm" svg:y="12.894cm">
          <draw:text-box>
            <text:p text:style-name="P4"><text:span text:style-name="T4">vamos a hacer? ¿Hemos tenido </text:span></text:p>
          </draw:text-box>
        </draw:frame>
        <draw:frame draw:style-name="gr5" draw:text-style-name="P5" draw:layer="layout" svg:width="0.853cm" svg:height="0.137cm" svg:x="20.665cm" svg:y="13.058cm">
          <draw:text-box>
            <text:p text:style-name="P4"><text:span text:style-name="T4">algun bloqueo?</text:span></text:p>
          </draw:text-box>
        </draw:frame>
        <draw:frame draw:style-name="gr5" draw:text-style-name="P5" draw:layer="layout" svg:width="1.746cm" svg:height="0.137cm" svg:x="20.665cm" svg:y="13.386cm">
          <draw:text-box>
            <text:p text:style-name="P4"><text:span text:style-name="T3">- Retro: </text:span><text:span text:style-name="T4">una cosa a destacar y a </text:span></text:p>
          </draw:text-box>
        </draw:frame>
        <draw:frame draw:style-name="gr5" draw:text-style-name="P5" draw:layer="layout" svg:width="1.513cm" svg:height="0.137cm" svg:x="20.665cm" svg:y="13.549cm">
          <draw:text-box>
            <text:p text:style-name="P4"><text:span text:style-name="T4">mejorar de cada una de las </text:span></text:p>
          </draw:text-box>
        </draw:frame>
        <draw:frame draw:style-name="gr5" draw:text-style-name="P5" draw:layer="layout" svg:width="1.971cm" svg:height="0.137cm" svg:x="20.665cm" svg:y="13.713cm">
          <draw:text-box>
            <text:p text:style-name="P4"><text:span text:style-name="T4">compañeras y de nosotras mismas. </text:span></text:p>
          </draw:text-box>
        </draw:frame>
        <draw:frame draw:style-name="gr5" draw:text-style-name="P5" draw:layer="layout" svg:width="1.772cm" svg:height="0.137cm" svg:x="22.771cm" svg:y="12.548cm">
          <draw:text-box>
            <text:p text:style-name="P4"><text:span text:style-name="T3">TRABAJAMOS EN EL PROYECTO</text:span></text:p>
          </draw:text-box>
        </draw:frame>
        <draw:frame draw:style-name="gr5" draw:text-style-name="P5" draw:layer="layout" svg:width="0.133cm" svg:height="0.137cm" svg:x="22.771cm" svg:y="12.9cm">
          <draw:text-box>
            <text:p text:style-name="P4"><text:span text:style-name="T3">- </text:span></text:p>
          </draw:text-box>
        </draw:frame>
        <draw:frame draw:style-name="gr5" draw:text-style-name="P5" draw:layer="layout" svg:width="0.133cm" svg:height="0.192cm" svg:x="22.842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1.251cm" svg:height="0.137cm" svg:x="23.009cm" svg:y="12.9cm">
          <draw:text-box>
            <text:p text:style-name="P4"><text:span text:style-name="T3"><text:s/></text:span><text:span text:style-name="T3">Daily (unos 5-10 min) </text:span></text:p>
          </draw:text-box>
        </draw:frame>
        <draw:frame draw:style-name="gr5" draw:text-style-name="P5" draw:layer="layout" svg:width="0.133cm" svg:height="0.192cm" svg:x="24.254cm" svg:y="12.876cm">
          <draw:text-box>
            <text:p text:style-name="P4"><text:span text:style-name="T5">⌛</text:span></text:p>
          </draw:text-box>
        </draw:frame>
        <draw:frame draw:style-name="gr5" draw:text-style-name="P5" draw:layer="layout" svg:width="1.882cm" svg:height="0.137cm" svg:x="22.771cm" svg:y="13.228cm">
          <draw:text-box>
            <text:p text:style-name="P4"><text:span text:style-name="T4">- Creación del primero modelo de </text:span></text:p>
          </draw:text-box>
        </draw:frame>
        <draw:frame draw:style-name="gr5" draw:text-style-name="P5" draw:layer="layout" svg:width="1.712cm" svg:height="0.137cm" svg:x="22.771cm" svg:y="13.391cm">
          <draw:text-box>
            <text:p text:style-name="P4"><text:span text:style-name="T4">Decision Tree y Random Forest</text:span></text:p>
          </draw:text-box>
        </draw:frame>
        <draw:frame draw:style-name="gr5" draw:text-style-name="P5" draw:layer="layout" svg:width="1.403cm" svg:height="0.137cm" svg:x="24.867cm" svg:y="12.239cm">
          <draw:text-box>
            <text:p text:style-name="P4"><text:span text:style-name="T3">SPRINT REVIEW Y RETRO</text:span></text:p>
          </draw:text-box>
        </draw:frame>
        <draw:frame draw:style-name="gr5" draw:text-style-name="P5" draw:layer="layout" svg:width="2.118cm" svg:height="0.137cm" svg:x="24.867cm" svg:y="12.566cm">
          <draw:text-box>
            <text:p text:style-name="P4"><text:span text:style-name="T4">- </text:span><text:span text:style-name="T3">Sprint Review: </text:span><text:span text:style-name="T4">5 min. ¿qué es lo que </text:span></text:p>
          </draw:text-box>
        </draw:frame>
        <draw:frame draw:style-name="gr5" draw:text-style-name="P5" draw:layer="layout" svg:width="2.064cm" svg:height="0.137cm" svg:x="24.867cm" svg:y="12.73cm">
          <draw:text-box>
            <text:p text:style-name="P4"><text:span text:style-name="T4">hemos hecho? ¿qué es lo que vamos </text:span></text:p>
          </draw:text-box>
        </draw:frame>
        <draw:frame draw:style-name="gr5" draw:text-style-name="P5" draw:layer="layout" svg:width="1.7cm" svg:height="0.137cm" svg:x="24.867cm" svg:y="12.894cm">
          <draw:text-box>
            <text:p text:style-name="P4"><text:span text:style-name="T4">a hacer? ¿Hemos tenido algun </text:span></text:p>
          </draw:text-box>
        </draw:frame>
        <draw:frame draw:style-name="gr5" draw:text-style-name="P5" draw:layer="layout" svg:width="0.523cm" svg:height="0.137cm" svg:x="24.867cm" svg:y="13.058cm">
          <draw:text-box>
            <text:p text:style-name="P4"><text:span text:style-name="T4">bloqueo?</text:span></text:p>
          </draw:text-box>
        </draw:frame>
        <draw:frame draw:style-name="gr5" draw:text-style-name="P5" draw:layer="layout" svg:width="1.746cm" svg:height="0.137cm" svg:x="24.867cm" svg:y="13.386cm">
          <draw:text-box>
            <text:p text:style-name="P4"><text:span text:style-name="T3">- Retro: </text:span><text:span text:style-name="T4">una cosa a destacar y a </text:span></text:p>
          </draw:text-box>
        </draw:frame>
        <draw:frame draw:style-name="gr5" draw:text-style-name="P5" draw:layer="layout" svg:width="1.513cm" svg:height="0.137cm" svg:x="24.867cm" svg:y="13.549cm">
          <draw:text-box>
            <text:p text:style-name="P4"><text:span text:style-name="T4">mejorar de cada una de las </text:span></text:p>
          </draw:text-box>
        </draw:frame>
        <draw:frame draw:style-name="gr5" draw:text-style-name="P5" draw:layer="layout" svg:width="1.971cm" svg:height="0.137cm" svg:x="24.867cm" svg:y="13.713cm">
          <draw:text-box>
            <text:p text:style-name="P4"><text:span text:style-name="T4">compañeras y de nosotras mismas. </text:span></text:p>
          </draw:text-box>
        </draw:frame>
        <draw:frame draw:style-name="gr5" draw:text-style-name="P5" draw:layer="layout" svg:width="0.997cm" svg:height="0.137cm" svg:x="27.025cm" svg:y="12.404cm">
          <draw:text-box>
            <text:p text:style-name="P4"><text:span text:style-name="T6">Día de Evaluacion </text:span></text:p>
          </draw:text-box>
        </draw:frame>
        <draw:frame draw:style-name="gr5" draw:text-style-name="P5" draw:layer="layout" svg:width="0.883cm" svg:height="0.137cm" svg:x="27.025cm" svg:y="12.568cm">
          <draw:text-box>
            <text:p text:style-name="P4"><text:span text:style-name="T6">no <text:s/>hay hora de </text:span></text:p>
          </draw:text-box>
        </draw:frame>
        <draw:frame draw:style-name="gr5" draw:text-style-name="P5" draw:layer="layout" svg:width="0.497cm" svg:height="0.137cm" svg:x="27.025cm" svg:y="12.732cm">
          <draw:text-box>
            <text:p text:style-name="P4"><text:span text:style-name="T6">proyecto</text:span></text:p>
          </draw:text-box>
        </draw:frame>
        <draw:frame draw:style-name="gr5" draw:text-style-name="P5" draw:layer="layout" svg:width="0.938cm" svg:height="0.137cm" svg:x="27.025cm" svg:y="13.059cm">
          <draw:text-box>
            <text:p text:style-name="P4"><text:span text:style-name="T4">- Preparación de </text:span></text:p>
          </draw:text-box>
        </draw:frame>
        <draw:frame draw:style-name="gr5" draw:text-style-name="P5" draw:layer="layout" svg:width="0.878cm" svg:height="0.137cm" svg:x="27.025cm" svg:y="13.223cm">
          <draw:text-box>
            <text:p text:style-name="P4"><text:span text:style-name="T4">la presentación </text:span></text:p>
          </draw:text-box>
        </draw:frame>
        <draw:frame draw:style-name="gr5" draw:text-style-name="P5" draw:layer="layout" svg:width="0.891cm" svg:height="0.137cm" svg:x="27.025cm" svg:y="13.387cm">
          <draw:text-box>
            <text:p text:style-name="P4"><text:span text:style-name="T4">para el día de la </text:span></text:p>
          </draw:text-box>
        </draw:frame>
        <draw:frame draw:style-name="gr5" draw:text-style-name="P5" draw:layer="layout" svg:width="0.324cm" svg:height="0.137cm" svg:x="27.025cm" svg:y="13.551cm">
          <draw:text-box>
            <text:p text:style-name="P4"><text:span text:style-name="T4">demo</text:span></text:p>
          </draw:text-box>
        </draw:frame>
        <draw:frame draw:style-name="gr5" draw:text-style-name="P5" draw:layer="layout" svg:width="0.806cm" svg:height="0.137cm" svg:x="28.067cm" svg:y="12.889cm">
          <draw:text-box>
            <text:p text:style-name="P4"><text:span text:style-name="T3">ENTREGA DEL </text:span></text:p>
          </draw:text-box>
        </draw:frame>
        <draw:frame draw:style-name="gr5" draw:text-style-name="P5" draw:layer="layout" svg:width="0.616cm" svg:height="0.137cm" svg:x="28.067cm" svg:y="13.053cm">
          <draw:text-box>
            <text:p text:style-name="P4"><text:span text:style-name="T3">PROYEC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 style:font-pitch="variable"/>
    <style:font-face style:name="NotoColorEmoji1" svg:font-family="NotoColorEmoji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1cm" fo:margin-bottom="1cm" fo:margin-left="0.6cm" fo:margin-right="0.6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1T21:17:27.081000000</dc:date>
    <meta:editing-duration>PT4M36S</meta:editing-duration>
    <meta:editing-cycles>1</meta:editing-cycles>
    <meta:document-statistic meta:object-count="161"/>
    <meta:generator>LibreOffice/7.5.0.3$Windows_X86_64 LibreOffice_project/c21113d003cd3efa8c53188764377a8272d9d6de</meta:generator>
  </office:meta>
</office:document-meta>
</file>